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.94mm" svg:height="62.69mm" svg:x="4.68mm" svg:y="73.3mm">
            <loext:p draw:notify-on-update-of-ranges="Sheet1.B1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0.67mm" svg:height="66.94mm" svg:x="118.68mm" svg:y="72.5mm">
            <loext:p draw:notify-on-update-of-ranges="Sheet1.C1:Sheet1.C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2.32mm" svg:height="66.95mm" svg:x="239.28mm" svg:y="73.31mm">
            <loext:p draw:notify-on-update-of-ranges="Sheet1.D1:Sheet1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2.06mm" svg:height="66.67mm" svg:x="0mm" svg:y="139.17mm">
            <loext:p draw:notify-on-update-of-ranges="Sheet1.C51:Sheet1.C6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2.9mm" svg:height="66.66mm" svg:x="113.98mm" svg:y="138.4mm">
            <loext:p draw:notify-on-update-of-ranges="Sheet1.D52:Sheet1.D6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12.6mm" svg:height="65.87mm" svg:x="227.45mm" svg:y="137.59mm">
            <loext:p draw:notify-on-update-of-ranges="Sheet1.E52:Sheet1.E6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.22253212591933" calcext:value-type="float">
            <text:p>1.2225321259</text:p>
          </table:table-cell>
          <table:table-cell table:style-name="ce1" office:value-type="float" office:value="0.117764718102814" calcext:value-type="float">
            <text:p>0.1177647181</text:p>
          </table:table-cell>
          <table:table-cell table:style-name="ce1" office:value-type="float" office:value="0.324242394721344" calcext:value-type="float">
            <text:p>0.3242423947</text:p>
          </table:table-cell>
          <table:table-cell table:style-name="ce1"/>
          <table:table-cell table:style-name="ce2" office:value-type="float" office:value="0.56394445" calcext:value-type="float">
            <text:p>0.56394445</text:p>
          </table:table-cell>
          <table:table-cell table:style-name="ce2" office:value-type="float" office:value="0.57358036" calcext:value-type="float">
            <text:p>0.57358036</text:p>
          </table:table-cell>
          <table:table-cell table:style-name="ce2" office:value-type="float" office:value="-0.42681518" calcext:value-type="float">
            <text:p>-0.42681518</text:p>
          </table:table-cell>
          <table:table-cell table:style-name="ce2"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float" office:value="1.22225814267476" calcext:value-type="float">
            <text:p>1.2222581427</text:p>
          </table:table-cell>
          <table:table-cell table:style-name="ce2" office:value-type="float" office:value="0.102117092801616" calcext:value-type="float">
            <text:p>0.1021170928</text:p>
          </table:table-cell>
          <table:table-cell table:style-name="ce2" office:value-type="float" office:value="0.32484995037485" calcext:value-type="float">
            <text:p>0.3248499504</text:p>
          </table:table-cell>
          <table:table-cell table:style-name="ce2"/>
          <table:table-cell table:style-name="ce2" office:value-type="float" office:value="0.56411178" calcext:value-type="float">
            <text:p>0.56411178</text:p>
          </table:table-cell>
          <table:table-cell table:style-name="ce2" office:value-type="float" office:value="0.57350437" calcext:value-type="float">
            <text:p>0.57350437</text:p>
          </table:table-cell>
          <table:table-cell table:style-name="ce2" office:value-type="float" office:value="-0.42671997" calcext:value-type="float">
            <text:p>-0.42671997</text:p>
          </table:table-cell>
          <table:table-cell table:style-name="ce2" office:value-type="float" office:value="-0.413256" calcext:value-type="float">
            <text:p>-0.413256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float" office:value="1.22225814267476" calcext:value-type="float">
            <text:p>1.2222581427</text:p>
          </table:table-cell>
          <table:table-cell table:style-name="ce2" office:value-type="float" office:value="0.102117092801616" calcext:value-type="float">
            <text:p>0.1021170928</text:p>
          </table:table-cell>
          <table:table-cell table:style-name="ce2" office:value-type="float" office:value="0.32484995037485" calcext:value-type="float">
            <text:p>0.3248499504</text:p>
          </table:table-cell>
          <table:table-cell table:style-name="ce2"/>
          <table:table-cell table:style-name="ce2" office:value-type="float" office:value="0.56411737" calcext:value-type="float">
            <text:p>0.56411737</text:p>
          </table:table-cell>
          <table:table-cell table:style-name="ce2" office:value-type="float" office:value="0.57350183" calcext:value-type="float">
            <text:p>0.57350183</text:p>
          </table:table-cell>
          <table:table-cell table:style-name="ce2" office:value-type="float" office:value="-0.42671679" calcext:value-type="float">
            <text:p>-0.42671679</text:p>
          </table:table-cell>
          <table:table-cell table:style-name="ce2" office:value-type="float" office:value="-0.41325518" calcext:value-type="float">
            <text:p>-0.41325518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float" office:value="1.22216466923351" calcext:value-type="float">
            <text:p>1.2221646692</text:p>
          </table:table-cell>
          <table:table-cell table:style-name="ce2" office:value-type="float" office:value="0.102016890707341" calcext:value-type="float">
            <text:p>0.1020168907</text:p>
          </table:table-cell>
          <table:table-cell table:style-name="ce2" office:value-type="float" office:value="0.324830299025066" calcext:value-type="float">
            <text:p>0.324830299</text:p>
          </table:table-cell>
          <table:table-cell table:style-name="ce2"/>
          <table:table-cell table:style-name="ce2" office:value-type="float" office:value="0.56414028" calcext:value-type="float">
            <text:p>0.56414028</text:p>
          </table:table-cell>
          <table:table-cell table:style-name="ce2" office:value-type="float" office:value="0.57349101" calcext:value-type="float">
            <text:p>0.57349101</text:p>
          </table:table-cell>
          <table:table-cell table:style-name="ce2" office:value-type="float" office:value="-0.42670287" calcext:value-type="float">
            <text:p>-0.42670287</text:p>
          </table:table-cell>
          <table:table-cell table:style-name="ce2" office:value-type="float" office:value="-0.41325326" calcext:value-type="float">
            <text:p>-0.41325326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float" office:value="1.22216466923351" calcext:value-type="float">
            <text:p>1.2221646692</text:p>
          </table:table-cell>
          <table:table-cell table:style-name="ce2" office:value-type="float" office:value="0.102016890707341" calcext:value-type="float">
            <text:p>0.1020168907</text:p>
          </table:table-cell>
          <table:table-cell table:style-name="ce2" office:value-type="float" office:value="0.324830299025066" calcext:value-type="float">
            <text:p>0.324830299</text:p>
          </table:table-cell>
          <table:table-cell table:style-name="ce2"/>
          <table:table-cell table:style-name="ce2" office:value-type="float" office:value="0.56415122" calcext:value-type="float">
            <text:p>0.56415122</text:p>
          </table:table-cell>
          <table:table-cell table:style-name="ce2" office:value-type="float" office:value="0.57348585" calcext:value-type="float">
            <text:p>0.57348585</text:p>
          </table:table-cell>
          <table:table-cell table:style-name="ce2" office:value-type="float" office:value="-0.42669623" calcext:value-type="float">
            <text:p>-0.42669623</text:p>
          </table:table-cell>
          <table:table-cell table:style-name="ce2" office:value-type="float" office:value="-0.41325234" calcext:value-type="float">
            <text:p>-0.41325234</text:p>
          </table:table-cell>
          <table:table-cell table:number-columns-repeated="2"/>
        </table:table-row>
        <table:table-row table:style-name="ro1">
          <table:table-cell table:style-name="ce1" table:number-columns-repeated="10"/>
          <table:table-cell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1:.B12])" office:value-type="float" office:value="1.22242521926426" calcext:value-type="float">
            <text:p>1.2224252193</text:p>
          </table:table-cell>
          <table:table-cell table:style-name="ce1" table:formula="of:=AVERAGE([.C1:.C12])" office:value-type="float" office:value="0.112532142653369" calcext:value-type="float">
            <text:p>0.1125321427</text:p>
          </table:table-cell>
          <table:table-cell table:style-name="ce1" table:formula="of:=AVERAGE([.D1:.D12])" office:value-type="float" office:value="0.324441638047549" calcext:value-type="float">
            <text:p>0.324441638</text:p>
          </table:table-cell>
          <table:table-cell table:style-name="ce1" table:formula="of:=AVERAGE([.E1:.E12])" office:value-type="string" office:string-value="" calcext:value-type="error">
            <text:p>#DIV/0!</text:p>
          </table:table-cell>
          <table:table-cell table:style-name="ce1" table:formula="of:=AVERAGE([.F1:.F12])" office:value-type="float" office:value="0.564006354166667" calcext:value-type="float">
            <text:p>0.5640063542</text:p>
          </table:table-cell>
          <table:table-cell table:style-name="ce1" table:formula="of:=AVERAGE([.G1:.G12])" office:value-type="float" office:value="0.573552161666667" calcext:value-type="float">
            <text:p>0.5735521617</text:p>
          </table:table-cell>
          <table:table-cell table:style-name="ce1" table:formula="of:=AVERAGE([.H1:.H12])" office:value-type="float" office:value="-0.426779775" calcext:value-type="float">
            <text:p>-0.426779775</text:p>
          </table:table-cell>
          <table:table-cell table:style-name="ce1" table:formula="of:=AVERAGE([.I1:.I12])" office:value-type="float" office:value="-0.413271945" calcext:value-type="float">
            <text:p>-0.413271945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1" table:formula="of:=STDEV([.B1:.B12])" office:value-type="float" office:value="0.000160406889941034" calcext:value-type="float">
            <text:p>0.0001604069</text:p>
          </table:table-cell>
          <table:table-cell table:style-name="ce1" table:formula="of:=STDEV([.C1:.C12])" office:value-type="float" office:value="0.00772908521271212" calcext:value-type="float">
            <text:p>0.0077290852</text:p>
          </table:table-cell>
          <table:table-cell table:style-name="ce1" table:formula="of:=STDEV([.D1:.D12])" office:value-type="float" office:value="0.000294361535351263" calcext:value-type="float">
            <text:p>0.0002943615</text:p>
          </table:table-cell>
          <table:table-cell table:style-name="ce1" table:formula="of:=STDEV([.E1:.E12])" office:value-type="string" office:string-value="" calcext:value-type="error">
            <text:p>#DIV/0!</text:p>
          </table:table-cell>
          <table:table-cell table:style-name="ce1" table:formula="of:=STDEV([.F1:.F12])" office:value-type="float" office:value="0.0000919576814190708" calcext:value-type="float">
            <text:p>9.19576814190708E-05</text:p>
          </table:table-cell>
          <table:table-cell table:style-name="ce1" table:formula="of:=STDEV([.G1:.G12])" office:value-type="float" office:value="0.0000419038418358856" calcext:value-type="float">
            <text:p>4.19038418358856E-05</text:p>
          </table:table-cell>
          <table:table-cell table:style-name="ce1" table:formula="of:=STDEV([.H1:.H12])" office:value-type="float" office:value="0.0000526273403711967" calcext:value-type="float">
            <text:p>5.26273403711967E-05</text:p>
          </table:table-cell>
          <table:table-cell table:style-name="ce1" table:formula="of:=STDEV([.I1:.I12])" office:value-type="float" office:value="0.0000131388338350658" calcext:value-type="float">
            <text:p>1.31388338350658E-05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10"/>
          <table:table-cell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office:value-type="string" calcext:value-type="string">
            <text:p>tilting the calibration target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ilting the plat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 table:style-name="ce3" table:number-columns-repeated="2"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 table:style-name="ce3" table:number-columns-repeated="2"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 table:style-name="ce3" table:number-columns-repeated="2"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 table:style-name="ce3" table:number-columns-repeated="2"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 table:style-name="ce3" table:number-columns-repeated="2"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 table:style-name="ce3" table:number-columns-repeated="2"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 table:style-name="ce3" table:number-columns-repeated="2"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1.22253212591933" calcext:value-type="float">
            <text:p>1.2225321259</text:p>
          </table:table-cell>
          <table:table-cell table:style-name="ce1" office:value-type="float" office:value="0.117764718102814" calcext:value-type="float">
            <text:p>0.1177647181</text:p>
          </table:table-cell>
          <table:table-cell table:style-name="ce1" office:value-type="float" office:value="0.324242394721344" calcext:value-type="float">
            <text:p>0.3242423947</text:p>
          </table:table-cell>
          <table:table-cell table:style-name="ce3" table:number-columns-repeated="2"/>
          <table:table-cell table:style-name="ce2" office:value-type="float" office:value="0.56394445" calcext:value-type="float">
            <text:p>0.56394445</text:p>
          </table:table-cell>
          <table:table-cell table:style-name="ce2" office:value-type="float" office:value="0.57358036" calcext:value-type="float">
            <text:p>0.57358036</text:p>
          </table:table-cell>
          <table:table-cell table:style-name="ce2" office:value-type="float" office:value="-0.42681518" calcext:value-type="float">
            <text:p>-0.42681518</text:p>
          </table:table-cell>
          <table:table-cell table:style-name="ce2"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1.22225814267476" calcext:value-type="float">
            <text:p>1.2222581427</text:p>
          </table:table-cell>
          <table:table-cell table:style-name="ce2" office:value-type="float" office:value="0.102117092801616" calcext:value-type="float">
            <text:p>0.1021170928</text:p>
          </table:table-cell>
          <table:table-cell table:style-name="ce2" office:value-type="float" office:value="0.32484995037485" calcext:value-type="float">
            <text:p>0.3248499504</text:p>
          </table:table-cell>
          <table:table-cell table:style-name="ce3" table:number-columns-repeated="2"/>
          <table:table-cell table:style-name="ce2" office:value-type="float" office:value="0.56411178" calcext:value-type="float">
            <text:p>0.56411178</text:p>
          </table:table-cell>
          <table:table-cell table:style-name="ce2" office:value-type="float" office:value="0.57350437" calcext:value-type="float">
            <text:p>0.57350437</text:p>
          </table:table-cell>
          <table:table-cell table:style-name="ce2" office:value-type="float" office:value="-0.42671997" calcext:value-type="float">
            <text:p>-0.42671997</text:p>
          </table:table-cell>
          <table:table-cell table:style-name="ce2" office:value-type="float" office:value="-0.413256" calcext:value-type="float">
            <text:p>-0.413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.22225814267476" calcext:value-type="float">
            <text:p>1.2222581427</text:p>
          </table:table-cell>
          <table:table-cell table:style-name="ce2" office:value-type="float" office:value="0.102117092801616" calcext:value-type="float">
            <text:p>0.1021170928</text:p>
          </table:table-cell>
          <table:table-cell table:style-name="ce2" office:value-type="float" office:value="0.32484995037485" calcext:value-type="float">
            <text:p>0.3248499504</text:p>
          </table:table-cell>
          <table:table-cell table:style-name="ce3" table:number-columns-repeated="2"/>
          <table:table-cell table:style-name="ce2" office:value-type="float" office:value="0.56411737" calcext:value-type="float">
            <text:p>0.56411737</text:p>
          </table:table-cell>
          <table:table-cell table:style-name="ce2" office:value-type="float" office:value="0.57350183" calcext:value-type="float">
            <text:p>0.57350183</text:p>
          </table:table-cell>
          <table:table-cell table:style-name="ce2" office:value-type="float" office:value="-0.42671679" calcext:value-type="float">
            <text:p>-0.42671679</text:p>
          </table:table-cell>
          <table:table-cell table:style-name="ce2" office:value-type="float" office:value="-0.41325518" calcext:value-type="float">
            <text:p>-0.413255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2" office:value-type="float" office:value="1.22216466923351" calcext:value-type="float">
            <text:p>1.2221646692</text:p>
          </table:table-cell>
          <table:table-cell table:style-name="ce2" office:value-type="float" office:value="0.102016890707341" calcext:value-type="float">
            <text:p>0.1020168907</text:p>
          </table:table-cell>
          <table:table-cell table:style-name="ce2" office:value-type="float" office:value="0.324830299025066" calcext:value-type="float">
            <text:p>0.324830299</text:p>
          </table:table-cell>
          <table:table-cell table:style-name="ce3" table:number-columns-repeated="2"/>
          <table:table-cell table:style-name="ce2" office:value-type="float" office:value="0.56414028" calcext:value-type="float">
            <text:p>0.56414028</text:p>
          </table:table-cell>
          <table:table-cell table:style-name="ce2" office:value-type="float" office:value="0.57349101" calcext:value-type="float">
            <text:p>0.57349101</text:p>
          </table:table-cell>
          <table:table-cell table:style-name="ce2" office:value-type="float" office:value="-0.42670287" calcext:value-type="float">
            <text:p>-0.42670287</text:p>
          </table:table-cell>
          <table:table-cell table:style-name="ce2" office:value-type="float" office:value="-0.41325326" calcext:value-type="float">
            <text:p>-0.413253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2" office:value-type="float" office:value="1.22216466923351" calcext:value-type="float">
            <text:p>1.2221646692</text:p>
          </table:table-cell>
          <table:table-cell table:style-name="ce2" office:value-type="float" office:value="0.102016890707341" calcext:value-type="float">
            <text:p>0.1020168907</text:p>
          </table:table-cell>
          <table:table-cell table:style-name="ce2" office:value-type="float" office:value="0.324830299025066" calcext:value-type="float">
            <text:p>0.324830299</text:p>
          </table:table-cell>
          <table:table-cell table:style-name="ce3" table:number-columns-repeated="2"/>
          <table:table-cell table:style-name="ce2" office:value-type="float" office:value="0.56415122" calcext:value-type="float">
            <text:p>0.56415122</text:p>
          </table:table-cell>
          <table:table-cell table:style-name="ce2" office:value-type="float" office:value="0.57348585" calcext:value-type="float">
            <text:p>0.57348585</text:p>
          </table:table-cell>
          <table:table-cell table:style-name="ce2" office:value-type="float" office:value="-0.42669623" calcext:value-type="float">
            <text:p>-0.42669623</text:p>
          </table:table-cell>
          <table:table-cell table:style-name="ce2" office:value-type="float" office:value="-0.41325234" calcext:value-type="float">
            <text:p>-0.413252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51:.C62])" office:value-type="float" office:value="1.22242521926427" calcext:value-type="float">
            <text:p>1.2224252193</text:p>
          </table:table-cell>
          <table:table-cell table:formula="of:=AVERAGE([.D51:.D62])" office:value-type="float" office:value="0.112532142653369" calcext:value-type="float">
            <text:p>0.1125321427</text:p>
          </table:table-cell>
          <table:table-cell table:formula="of:=AVERAGE([.E51:.E62])" office:value-type="float" office:value="0.324441638047549" calcext:value-type="float">
            <text:p>0.324441638</text:p>
          </table:table-cell>
          <table:table-cell table:number-columns-repeated="2"/>
          <table:table-cell table:formula="of:=AVERAGE([.H51:.H62])" office:value-type="float" office:value="0.564006354166667" calcext:value-type="float">
            <text:p>0.5640063542</text:p>
          </table:table-cell>
          <table:table-cell table:formula="of:=AVERAGE([.I51:.I62])" office:value-type="float" office:value="0.573552161666667" calcext:value-type="float">
            <text:p>0.5735521617</text:p>
          </table:table-cell>
          <table:table-cell table:formula="of:=AVERAGE([.J51:.J62])" office:value-type="float" office:value="-0.426779775" calcext:value-type="float">
            <text:p>-0.426779775</text:p>
          </table:table-cell>
          <table:table-cell table:formula="of:=AVERAGE([.K51:.K62])" office:value-type="float" office:value="-0.413271945" calcext:value-type="float">
            <text:p>-0.413271945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=STDEV([.C51:.C62] )" office:value-type="float" office:value="0.000160406889942599" calcext:value-type="float">
            <text:p>0.0001604069</text:p>
          </table:table-cell>
          <table:table-cell table:formula="of:==STDEV([.D51:.D62] )" office:value-type="float" office:value="0.00772908521271184" calcext:value-type="float">
            <text:p>0.0077290852</text:p>
          </table:table-cell>
          <table:table-cell table:formula="of:==STDEV([.E51:.E62] )" office:value-type="float" office:value="0.000294361535351385" calcext:value-type="float">
            <text:p>0.0002943615</text:p>
          </table:table-cell>
          <table:table-cell table:number-columns-repeated="2"/>
          <table:table-cell table:formula="of:==STDEV([.H51:.H62] )" office:value-type="float" office:value="0.0000919576814190708" calcext:value-type="float">
            <text:p>9.19576814190708E-05</text:p>
          </table:table-cell>
          <table:table-cell table:formula="of:==STDEV([.I51:.I62] )" office:value-type="float" office:value="0.0000419038418358856" calcext:value-type="float">
            <text:p>4.19038418358856E-05</text:p>
          </table:table-cell>
          <table:table-cell table:formula="of:==STDEV([.J51:.J62] )" office:value-type="float" office:value="0.0000526273403711967" calcext:value-type="float">
            <text:p>5.26273403711967E-05</text:p>
          </table:table-cell>
          <table:table-cell table:formula="of:==STDEV([.K51:.K62] )" office:value-type="float" office:value="0.0000131388338350658" calcext:value-type="float">
            <text:p>1.31388338350658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12:18:11.699546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6:38:07.935885330</meta:creation-date>
    <dc:date>2019-05-21T12:20:16.842691751</dc:date>
    <meta:editing-duration>PT1H46M47S</meta:editing-duration>
    <meta:editing-cycles>16</meta:editing-cycles>
    <meta:generator>LibreOffice/5.1.6.2$Linux_X86_64 LibreOffice_project/10m0$Build-2</meta:generator>
    <meta:document-statistic meta:table-count="1" meta:cell-count="21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95cm" svg:height="6.27cm" xlink:href=".." xlink:type="simple" chart:class="chart:bar" chart:style-name="ch1">
        <chart:title svg:x="5.168cm" svg:y="0.261cm" chart:style-name="ch2">
          <text:p>X</text:p>
        </chart:title>
        <chart:subtitle svg:x="-0.137cm" svg:y="1.165cm" chart:style-name="ch3">
          <text:p>With Constant Orientation of The Calibration Target (RealSense)</text:p>
        </chart:subtitle>
        <chart:plot-area chart:style-name="ch4" table:cell-range-address="Sheet1.B1:Sheet1.B12" svg:x="1.226cm" svg:y="1.973cm" svg:width="9.354cm" svg:height="3.191cm">
          <chartooo:coordinate-region svg:x="2.509cm" svg:y="2.172cm" svg:width="8.071cm" svg:height="2.345cm"/>
          <chart:axis chart:dimension="x" chart:name="primary-x" chart:style-name="ch5">
            <chart:title svg:x="4.959cm" svg:y="5.289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5.398cm" chart:style-name="ch9">
              <text:p>Displacement, x-axis (m)</text:p>
            </chart:title>
            <chart:grid chart:style-name="ch7" chart:class="major"/>
          </chart:axis>
          <chart:series chart:style-name="ch10" chart:values-cell-range-address="Sheet1.B1:Sheet1.B12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2253212591933">
                <text:p>1.22253212591933</text:p>
                <draw:g>
                  <svg:desc>Sheet1.B1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2225814267476">
                <text:p>1.22225814267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2225814267476">
                <text:p>1.22225814267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216466923351">
                <text:p>1.22216466923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2216466923351">
                <text:p>1.22216466923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68cm" svg:height="6.695cm" xlink:href=".." xlink:type="simple" chart:class="chart:bar" chart:style-name="ch1">
        <chart:title svg:x="5.305cm" svg:y="0.269cm" chart:style-name="ch2">
          <text:p>Y</text:p>
        </chart:title>
        <chart:subtitle svg:x="0cm" svg:y="1.181cm" chart:style-name="ch3">
          <text:p>With Constant Orientation of The Calibration Target (RealSense)</text:p>
        </chart:subtitle>
        <chart:plot-area chart:style-name="ch4" table:cell-range-address="Sheet1.C1:Sheet1.C12" svg:x="1.232cm" svg:y="1.997cm" svg:width="9.615cm" svg:height="3.584cm">
          <chartooo:coordinate-region svg:x="2.33cm" svg:y="2.196cm" svg:width="8.517cm" svg:height="2.738cm"/>
          <chart:axis chart:dimension="x" chart:name="primary-x" chart:style-name="ch5">
            <chart:title svg:x="5.095cm" svg:y="5.714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5.619cm" chart:style-name="ch9">
              <text:p>Displacement, y-axis (m)</text:p>
            </chart:title>
            <chart:grid chart:style-name="ch7" chart:class="major"/>
          </chart:axis>
          <chart:series chart:style-name="ch10" chart:values-cell-range-address="Sheet1.C1:Sheet1.C12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7764718102814">
                <text:p>0.117764718102814</text:p>
                <draw:g>
                  <svg:desc>Sheet1.C1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2117092801616">
                <text:p>0.102117092801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2117092801616">
                <text:p>0.102117092801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2016890707341">
                <text:p>0.102016890707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2016890707341">
                <text:p>0.102016890707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33cm" svg:height="6.696cm" xlink:href=".." xlink:type="simple" chart:class="chart:bar" chart:style-name="ch1">
        <chart:title svg:x="5.4cm" svg:y="0.269cm" chart:style-name="ch2">
          <text:p>Z</text:p>
        </chart:title>
        <chart:subtitle svg:x="0.082cm" svg:y="1.181cm" chart:style-name="ch3">
          <text:p>With Constant Orientation of The Calibration Target (RealSense)</text:p>
        </chart:subtitle>
        <chart:plot-area chart:style-name="ch4" table:cell-range-address="Sheet1.D1:Sheet1.D12" svg:x="1.235cm" svg:y="1.997cm" svg:width="9.774cm" svg:height="3.585cm">
          <chartooo:coordinate-region svg:x="2.518cm" svg:y="2.196cm" svg:width="8.491cm" svg:height="2.739cm"/>
          <chart:axis chart:dimension="x" chart:name="primary-x" chart:style-name="ch5">
            <chart:title svg:x="5.178cm" svg:y="5.715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5.619cm" chart:style-name="ch9">
              <text:p>Displacement, z-axis (m)</text:p>
            </chart:title>
            <chart:grid chart:style-name="ch7" chart:class="major"/>
          </chart:axis>
          <chart:series chart:style-name="ch10" chart:values-cell-range-address="Sheet1.D1:Sheet1.D12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4242394721344">
                <text:p>0.324242394721344</text:p>
                <draw:g>
                  <svg:desc>Sheet1.D1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484995037485">
                <text:p>0.32484995037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484995037485">
                <text:p>0.32484995037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4830299025066">
                <text:p>0.324830299025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4830299025066">
                <text:p>0.3248302990250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07cm" svg:height="6.668cm" xlink:href=".." xlink:type="simple" chart:class="chart:bar" chart:style-name="ch1">
        <chart:title svg:x="5.374cm" svg:y="0.269cm" chart:style-name="ch2">
          <text:p>X</text:p>
        </chart:title>
        <chart:subtitle svg:x="0.678cm" svg:y="1.181cm" chart:style-name="ch3">
          <text:p>With Tilting motion of The Calibraiton Target (Real Sense)</text:p>
        </chart:subtitle>
        <chart:plot-area chart:style-name="ch4" table:cell-range-address="Sheet1.C51:Sheet1.C62" svg:x="1.235cm" svg:y="1.997cm" svg:width="9.748cm" svg:height="3.557cm">
          <chartooo:coordinate-region svg:x="2.518cm" svg:y="2.196cm" svg:width="8.465cm" svg:height="2.711cm"/>
          <chart:axis chart:dimension="x" chart:name="primary-x" chart:style-name="ch5">
            <chart:title svg:x="5.165cm" svg:y="5.687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5.605cm" chart:style-name="ch9">
              <text:p>Displacement, x-axis (m)</text:p>
            </chart:title>
            <chart:grid chart:style-name="ch7" chart:class="major"/>
          </chart:axis>
          <chart:series chart:style-name="ch10" chart:values-cell-range-address="Sheet1.C51:Sheet1.C62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2253212591933">
                <text:p>1.22253212591933</text:p>
                <draw:g>
                  <svg:desc>Sheet1.C51:Sheet1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2225814267476">
                <text:p>1.22225814267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2225814267476">
                <text:p>1.22225814267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216466923351">
                <text:p>1.22216466923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2216466923351">
                <text:p>1.222164669233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91cm" svg:height="6.667cm" xlink:href=".." xlink:type="simple" chart:class="chart:bar" chart:style-name="ch1">
        <chart:title svg:x="5.416cm" svg:y="0.269cm" chart:style-name="ch2">
          <text:p>Y</text:p>
        </chart:title>
        <chart:subtitle svg:x="0.72cm" svg:y="1.181cm" chart:style-name="ch3">
          <text:p>With Tilting motion of The Calibration Target (Real Sense)</text:p>
        </chart:subtitle>
        <chart:plot-area chart:style-name="ch4" table:cell-range-address="Sheet1.D52:Sheet1.D62" svg:x="1.236cm" svg:y="1.997cm" svg:width="9.83cm" svg:height="3.556cm">
          <chartooo:coordinate-region svg:x="2.334cm" svg:y="2.196cm" svg:width="8.732cm" svg:height="2.71cm"/>
          <chart:axis chart:dimension="x" chart:name="primary-x" chart:style-name="ch5">
            <chart:title svg:x="5.207cm" svg:y="5.686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5.605cm" chart:style-name="ch9">
              <text:p>Displacement, y-axis (m)</text:p>
            </chart:title>
            <chart:grid chart:style-name="ch7" chart:class="major"/>
          </chart:axis>
          <chart:series chart:style-name="ch10" chart:values-cell-range-address="Sheet1.D52:Sheet1.D62" chart:class="chart:bar">
            <chart:mean-value chart:style-name="ch11"/>
            <chart:regression-curve chart:style-name="ch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7764718102814">
                <text:p>0.117764718102814</text:p>
                <draw:g>
                  <svg:desc>Sheet1.D52:Sheet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2117092801616">
                <text:p>0.102117092801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2117092801616">
                <text:p>0.102117092801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2016890707341">
                <text:p>0.102016890707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2016890707341">
                <text:p>0.1020168907073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61cm" svg:height="6.588cm" xlink:href=".." xlink:type="simple" chart:class="chart:bar" chart:style-name="ch1">
        <chart:title svg:x="5.414cm" svg:y="0.267cm" chart:style-name="ch2">
          <text:p>Z</text:p>
        </chart:title>
        <chart:subtitle svg:x="0.705cm" svg:y="1.177cm" chart:style-name="ch3">
          <text:p>With Tilting motion of The Calibration Target (Real Sense)</text:p>
        </chart:subtitle>
        <chart:plot-area chart:style-name="ch4" table:cell-range-address="Sheet1.E52:Sheet1.E62" svg:x="1.236cm" svg:y="1.991cm" svg:width="9.8cm" svg:height="3.485cm">
          <chartooo:coordinate-region svg:x="2.519cm" svg:y="2.191cm" svg:width="8.517cm" svg:height="2.639cm"/>
          <chart:axis chart:dimension="x" chart:name="primary-x" chart:style-name="ch5">
            <chart:title svg:x="5.192cm" svg:y="5.607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5.563cm" chart:style-name="ch9">
              <text:p>Displacement, z-axis (m)</text:p>
            </chart:title>
            <chart:grid chart:style-name="ch7" chart:class="major"/>
          </chart:axis>
          <chart:series chart:style-name="ch10" chart:values-cell-range-address="Sheet1.E52:Sheet1.E62" chart:class="chart:bar">
            <chart:mean-value chart:style-name="ch11"/>
            <chart:regression-curve chart:style-name="ch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4242394721344">
                <text:p>0.324242394721344</text:p>
                <draw:g>
                  <svg:desc>Sheet1.E52:Sheet1.E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484995037485">
                <text:p>0.32484995037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484995037485">
                <text:p>0.32484995037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4830299025066">
                <text:p>0.324830299025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4830299025066">
                <text:p>0.3248302990250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